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7b046" officeooo:paragraph-rsid="0017b046"/>
    </style:style>
    <style:style style:name="P3" style:family="paragraph" style:parent-style-name="Preformatted_20_Text">
      <style:text-properties fo:color="#000000" loext:opacity="100%" officeooo:rsid="0017b046" officeooo:paragraph-rsid="0017b046" fo:background-color="transparent"/>
    </style:style>
    <style:style style:name="P4" style:family="paragraph" style:parent-style-name="Preformatted_20_Text">
      <style:text-properties style:font-name="DejaVu Sans Mono"/>
    </style:style>
    <style:style style:name="P5" style:family="paragraph" style:parent-style-name="Standard">
      <style:text-properties officeooo:paragraph-rsid="0017b046"/>
    </style:style>
    <style:style style:name="P6" style:family="paragraph" style:parent-style-name="Standard">
      <style:text-properties fo:color="#000000" loext:opacity="100%" officeooo:rsid="0017b046" officeooo:paragraph-rsid="0017b046" fo:background-color="transparent"/>
    </style:style>
    <style:style style:name="P7" style:family="paragraph" style:parent-style-name="Standard">
      <style:text-properties fo:color="#000000" loext:opacity="100%" style:font-name="DejaVu Sans Mono" officeooo:rsid="0017b046" officeooo:paragraph-rsid="0017b046" fo:background-color="transparent"/>
    </style:style>
    <style:style style:name="P8" style:family="paragraph" style:parent-style-name="Standard">
      <style:text-properties style:font-name="DejaVu Sans Mono" officeooo:rsid="0017b046" officeooo:paragraph-rsid="0017b046"/>
    </style:style>
    <style:style style:name="P9" style:family="paragraph" style:parent-style-name="Text_20_body">
      <style:text-properties fo:color="#ffffff" loext:opacity="100%" officeooo:rsid="0017b046" officeooo:paragraph-rsid="0017b046" fo:background-color="#111111"/>
    </style:style>
    <style:style style:name="P10" style:family="paragraph" style:parent-style-name="Text_20_body">
      <style:text-properties fo:color="#000000" loext:opacity="100%" style:font-name="DejaVu Sans Mono" fo:background-color="transparent"/>
    </style:style>
    <style:style style:name="P11" style:family="paragraph" style:parent-style-name="Text_20_body">
      <style:text-properties fo:color="#000000" loext:opacity="100%" style:font-name="DejaVu Sans Mono" officeooo:rsid="0017b046" officeooo:paragraph-rsid="0017b046" fo:background-color="transparent"/>
    </style:style>
    <style:style style:name="P12" style:family="paragraph" style:parent-style-name="Text_20_body">
      <style:text-properties style:font-name="DejaVu Sans Mono"/>
    </style:style>
    <style:style style:name="P13" style:family="paragraph" style:parent-style-name="Text_20_body">
      <style:text-properties style:font-name="DejaVu Sans Mono" officeooo:rsid="0017b046" officeooo:paragraph-rsid="0017b046"/>
    </style:style>
    <style:style style:name="P14" style:family="paragraph" style:parent-style-name="Text_20_body" style:list-style-name="L1">
      <style:text-properties style:font-name="DejaVu Sans Mono"/>
    </style:style>
    <style:style style:name="T1" style:family="text">
      <style:text-properties officeooo:rsid="0017b04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/>
    <style:style style:name="T5" style:family="text">
      <style:text-properties fo:background-color="#111111" loext:char-shading-value="0"/>
    </style:style>
    <style:style style:name="T6" style:family="text">
      <style:text-properties fo:background-color="#111111" loext:char-shading-value="0"/>
    </style:style>
    <style:style style:name="T7" style:family="text">
      <style:text-properties fo:color="#c9211e" loext:opacity="100%" fo:background-color="#111111" loext:char-shading-value="0"/>
    </style:style>
    <style:style style:name="T8" style:family="text">
      <style:text-properties fo:color="#ffffff" loext:opacity="100%" fo:background-color="#111111" loext:char-shading-value="0"/>
    </style:style>
    <style:style style:name="T9" style:family="text">
      <style:text-properties fo:color="#ffffff" loext:opacity="100%" style:font-name="DejaVu Sans Mono" fo:background-color="#111111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color="#000000" loext:opacity="100%" fo:background-color="transparent" loext:char-shading-value="0"/>
    </style:style>
    <style:style style:name="T12" style:family="text">
      <style:text-properties fo:color="#000000" loext:opacity="100%" style:font-name="DejaVu Sans Mono" fo:background-color="transparent" loext:char-shading-value="0"/>
    </style:style>
    <style:style style:name="T13" style:family="text">
      <style:text-properties officeooo:rsid="0019de6e"/>
    </style:style>
    <style:style style:name="T14" style:family="text">
      <style:text-properties fo:font-weight="bold" officeooo:rsid="0017b046" style:font-weight-asian="bold" style:font-weight-complex="bold"/>
    </style:style>
    <style:style style:name="T15" style:family="text">
      <style:text-properties fo:font-size="15pt" fo:font-weight="bold" officeooo:rsid="0017b046" style:font-size-asian="15pt" style:font-weight-asian="bold" style:font-size-complex="15pt" style:font-weight-complex="bold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fo:font-size="15pt" fo:font-weight="bold" officeooo:rsid="0017b046" style:font-size-asian="15pt" style:font-weight-asian="bold" style:font-size-complex="15pt" style:font-weight-complex="bold"/>
    </style:style>
    <style:style style:name="T18" style:family="text">
      <style:text-properties style:font-name="DejaVu Sans Mono" officeooo:rsid="0017b046"/>
    </style:style>
    <style:style style:name="T19" style:family="text">
      <style:text-properties style:font-name="DejaVu Sans Mono" officeooo:rsid="0019de6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">Forma de sumar un json</text:span><text:span text:style-name="T18"><text:line-break/><text:line-break/><text:line-break/></text:span><text:span text:style-name="T16">uedes usar la función </text:span><text:span text:style-name="Source_20_Text"><text:span text:style-name="T16">reduce()</text:span></text:span><text:span text:style-name="T16"> de JavaScript para sumar los valores numéricos de un objeto JSON. La función </text:span><text:span text:style-name="Source_20_Text"><text:span text:style-name="T16">reduce()</text:span></text:span><text:span text:style-name="T16"> se aplica a un array y realiza una operación iterativa sobre cada elemento del array, devolviendo un único valor como resultado.</text:span></text:p>
      <text:p text:style-name="P12">Por ejemplo, si tienes un objeto JSON como este:</text:p>
      <text:p text:style-name="P8"><text:line-break/>const data = {</text:p>
      <text:p text:style-name="P8"><text:s text:c="2"/>a: 1,</text:p>
      <text:p text:style-name="P8"><text:s text:c="2"/>b: 2,</text:p>
      <text:p text:style-name="P8"><text:s text:c="2"/>c: 3</text:p>
      <text:p text:style-name="P8">};</text:p>
      <text:p text:style-name="P8"/>
      <text:p text:style-name="P13">Puedes sumar sus valores numéricos de la siguiente manera:</text:p>
      <text:p text:style-name="P2"><text:span text:style-name="Source_20_Text"><text:span text:style-name="T9">const sum = Object.values(data).reduce((acc, value) =&gt; acc + value, 0);</text:span></text:span></text:p>
      <text:p text:style-name="P1"><text:span text:style-name="Source_20_Text"><text:span text:style-name="T9">// sum = 6</text:span></text:span></text:p>
      <text:p text:style-name="P9"><text:span text:style-name="T12">En este caso, estamos usando la función </text:span><text:span text:style-name="Source_20_Text"><text:span text:style-name="T12">Object.values()</text:span></text:span><text:span text:style-name="T12"> para obtener un array de los valores del objeto JSON, luego aplicamos la función </text:span><text:span text:style-name="Source_20_Text"><text:span text:style-name="T12">reduce()</text:span></text:span><text:span text:style-name="T12"> a ese array y especificamos la operación de suma en el callback que le pasamos a </text:span><text:span text:style-name="Source_20_Text"><text:span text:style-name="T12">reduce()</text:span></text:span><text:span text:style-name="T12">. El valor inicial (0) se proporciona como el segundo argumento de </text:span><text:span text:style-name="Source_20_Text"><text:span text:style-name="T12">reduce()</text:span></text:span><text:span text:style-name="T12"> y se utiliza como el valor inicial del acumulador (</text:span><text:span text:style-name="Source_20_Text"><text:span text:style-name="T12">acc</text:span></text:span><text:span text:style-name="T12">).</text:span></text:p>
      <text:p text:style-name="P10">Espero que esto te ayude. Si tienes alguna pregunta más, no dudes en hacerla. ¡Estoy aquí para ayudarte!</text:p>
      <text:p text:style-name="P7">///////</text:p>
      <text:p text:style-name="P7"/>
      <text:p text:style-name="P6"><text:span text:style-name="T16">Para sumar los valores numéricos de un objeto JSON en JavaScript, puedes utilizar un bucle </text:span><text:span text:style-name="Source_20_Text"><text:span text:style-name="T16">for</text:span></text:span><text:span text:style-name="T16"> para recorrer todas las propiedades del objeto y sumar sus valores. Aquí tienes un ejemplo de cómo podrías hacerlo:</text:span></text:p>
      <text:p text:style-name="P7"/>
      <text:p text:style-name="P3"><text:span text:style-name="Source_20_Text"><text:span text:style-name="T19">c</text:span></text:span><text:span text:style-name="Source_20_Text"><text:span text:style-name="T16">onst respuestas = {</text:span></text:span></text:p>
      <text:p text:style-name="Preformatted_20_Text"><text:span text:style-name="Source_20_Text"><text:span text:style-name="T16"><text:s text:c="2"/>"respuestaUno": 1,</text:span></text:span></text:p>
      <text:p text:style-name="Preformatted_20_Text"><text:span text:style-name="Source_20_Text"><text:span text:style-name="T16"><text:s text:c="2"/>"respuestaDos": 1,</text:span></text:span></text:p>
      <text:p text:style-name="Preformatted_20_Text"><text:span text:style-name="Source_20_Text"><text:span text:style-name="T16"><text:s text:c="2"/>"respuestaTres": 0</text:span></text:span></text:p>
      <text:p text:style-name="Preformatted_20_Text"><text:span text:style-name="Source_20_Text"><text:span text:style-name="T16">};</text:span></text:span></text:p>
      <text:p text:style-name="P4"/>
      <text:p text:style-name="Preformatted_20_Text"><text:span text:style-name="Source_20_Text"><text:span text:style-name="T16">let suma = 0;</text:span></text:span></text:p>
      <text:p text:style-name="P4"/>
      <text:p text:style-name="Preformatted_20_Text"><text:span text:style-name="Source_20_Text"><text:span text:style-name="T16">for (let propiedad in respuestas) {</text:span></text:span></text:p>
      <text:p text:style-name="Preformatted_20_Text"><text:span text:style-name="Source_20_Text"><text:span text:style-name="T16"><text:s text:c="2"/>suma += respuestas[propiedad];</text:span></text:span></text:p>
      <text:p text:style-name="Preformatted_20_Text"><text:span text:style-name="Source_20_Text"><text:span text:style-name="T16">}</text:span></text:span></text:p>
      <text:p text:style-name="P4"/>
      <text:p text:style-name="P1"><text:span text:style-name="Source_20_Text"><text:span text:style-name="T16">console.log(suma); // 2</text:span></text:span></text:p>
      <text:p text:style-name="P6"><text:span text:style-name="T16">En este ejemplo, se declara una variable </text:span><text:span text:style-name="Source_20_Text"><text:span text:style-name="T16">suma</text:span></text:span><text:span text:style-name="T16"> que se inicializa en cero, y se utiliza un bucle </text:span><text:span text:style-name="Source_20_Text"><text:span text:style-name="T16">for...in</text:span></text:span><text:span text:style-name="T16"> para recorrer las propiedades </text:span><text:soft-page-break/><text:span text:style-name="T16">del objeto </text:span><text:span text:style-name="Source_20_Text"><text:span text:style-name="T16">respuestas</text:span></text:span><text:span text:style-name="T16">. En cada iteración del bucle, se suma el valor de la propiedad actual al acumulador </text:span><text:span text:style-name="Source_20_Text"><text:span text:style-name="T16">suma</text:span></text:span><text:span text:style-name="T16">. Finalmente, se muestra el resultado de la suma en la consola.</text:span></text:p>
      <text:p text:style-name="P7"/>
      <text:p text:style-name="P7"/>
      <text:p text:style-name="P11">Si estás interesado en aprender a programar inteligencia artificial, te recomendaría seguir un camino de aprendizaje que incluya los siguientes pasos:</text:p>
      <text:list xml:id="list1443983981" text:style-name="L1">
        <text:list-item>
          <text:p text:style-name="P14">Aprende un lenguaje de programación básico, como Python o JavaScript. Estos lenguajes te proporcionarán una buena base para empezar a programar y te permitirán experimentar con pequeños proyectos.</text:p>
        </text:list-item>
        <text:list-item>
          <text:p text:style-name="P14">Aprende sobre los conceptos básicos de la inteligencia artificial, como el aprendizaje automático y la toma de decisiones. Puedes hacerlo a través de libros o tutoriales en línea, o incluso a través de un curso en línea.</text:p>
        </text:list-item>
        <text:list-item>
          <text:p text:style-name="P14">Practica tus habilidades utilizando herramientas y bibliotecas populares para el desarrollo de aplicaciones de inteligencia artificial, como TensorFlow o Keras. Esto te ayudará a comprender cómo se utilizan estas herramientas en la práctica y te permitirá experimentar con tus propios proyectos.</text:p>
        </text:list-item>
        <text:list-item>
          <text:p text:style-name="P14">Amplía tus conocimientos a temas más avanzados de la inteligencia artificial, como el aprendizaje profundo y la inteligencia artificial en la nube. Esto te ayudará a estar al día con las últimas tendencias y te permitirá trabajar con proyectos más complejos.</text:p>
        </text:list-item>
      </text:list>
      <text:p text:style-name="P12">En resumen, la mejor ruta para aprender a programar inteligencia artificial es empezar con los conceptos básicos y luego ir avanzando poco a poco hacia temas más avanzados. La práctica es fundamental, por lo que te recomendaría experimentar con diferentes herramientas y proyectos para poner en práctica lo que aprendes. ¡Buena suerte en tu camino como desarrollador de inteligencia artificial!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0:54:31.288034139</meta:creation-date>
    <dc:date>2022-12-14T21:10:32.566832354</dc:date>
    <meta:editing-duration>PT5M50S</meta:editing-duration>
    <meta:editing-cycles>3</meta:editing-cycles>
    <meta:generator>LibreOffice/7.3.4.2$Linux_X86_64 LibreOffice_project/728fec16bd5f605073805c3c9e7c4212a0120dc5</meta:generator>
    <meta:document-statistic meta:table-count="0" meta:image-count="0" meta:object-count="0" meta:page-count="2" meta:paragraph-count="31" meta:word-count="517" meta:character-count="3196" meta:non-whitespace-character-count="2697"/>
  </office:meta>
</office:document-meta>
</file>